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5" style:family="table-cell" style:parent-style-name="Default" style:data-style-name="N117">
      <style:table-cell-properties fo:background-color="#cccccc" fo:border="0.74pt solid #000000"/>
    </style:style>
    <style:style style:name="ce3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4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6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3:.B15])" office:value-type="float" office:value="20.39" calcext:value-type="float">
            <text:p>20,39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22:.B24])" office:value-type="float" office:value="27.55" calcext:value-type="float">
            <text:p>27,55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/>
          <table:table-cell table:style-name="ce33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31]/[.E31])*1000" office:value-type="float" office:value="241.666666666667" calcext:value-type="float">
            <text:p>241,67</text:p>
          </table:table-cell>
          <table:table-cell table:style-name="ce103" table:formula="of:=[.C31]-[.F31]" office:value-type="float" office:value="70" calcext:value-type="float">
            <text:p>70,00</text:p>
          </table:table-cell>
          <table:table-cell table:style-name="ce103" table:formula="of:=[.B49]*COS([.C49])" office:value-type="float" office:value="153.052140745856" calcext:value-type="float">
            <text:p>153,05</text:p>
          </table:table-cell>
          <table:table-cell table:style-name="ce103" table:formula="of:=[.B49]*SIN([.C49])" office:value-type="float" office:value="187.02358137649" calcext:value-type="float">
            <text:p>187,02</text:p>
          </table:table-cell>
          <table:table-cell table:style-name="ce103" table:formula="of:=[.E49]/(2*PI()*50)" office:value-type="float" office:value="0.595314549016354" calcext:value-type="float">
            <text:p>0,60</text:p>
          </table:table-cell>
          <table:table-cell table:style-name="ce135" table:formula="of:=[.F49]/((2*PI()*50*[.F49])^2+[.D49]^2)" office:value-type="float" office:value="0.0000101932574385678" calcext:value-type="float">
            <text:p>10,19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32]/[.E32])*1000" office:value-type="float" office:value="260" calcext:value-type="float">
            <text:p>260,00</text:p>
          </table:table-cell>
          <table:table-cell table:style-name="ce103" table:formula="of:=[.C32]-[.F32]" office:value-type="float" office:value="70" calcext:value-type="float">
            <text:p>70,00</text:p>
          </table:table-cell>
          <table:table-cell table:style-name="ce103" table:formula="of:=[.B50]*COS([.C50])" office:value-type="float" office:value="164.662992802438" calcext:value-type="float">
            <text:p>164,66</text:p>
          </table:table-cell>
          <table:table-cell table:style-name="ce103" table:formula="of:=[.B50]*SIN([.C50])" office:value-type="float" office:value="201.211577205051" calcext:value-type="float">
            <text:p>201,21</text:p>
          </table:table-cell>
          <table:table-cell table:style-name="ce103" table:formula="of:=[.E50]/(2*PI()*50)" office:value-type="float" office:value="0.640476342390008" calcext:value-type="float">
            <text:p>0,64</text:p>
          </table:table-cell>
          <table:table-cell table:style-name="ce135" table:formula="of:=[.F50]/((2*PI()*50*[.F50])^2+[.D50]^2)" office:value-type="float" office:value="0.00000947450210636107" calcext:value-type="float">
            <text:p>9,47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33]/[.E33])*1000" office:value-type="float" office:value="253.260869565217" calcext:value-type="float">
            <text:p>253,26</text:p>
          </table:table-cell>
          <table:table-cell table:style-name="ce103" table:formula="of:=[.C33]-[.F33]" office:value-type="float" office:value="70" calcext:value-type="float">
            <text:p>70,00</text:p>
          </table:table-cell>
          <table:table-cell table:style-name="ce103" table:formula="of:=[.B51]*COS([.C51])" office:value-type="float" office:value="160.394972085987" calcext:value-type="float">
            <text:p>160,39</text:p>
          </table:table-cell>
          <table:table-cell table:style-name="ce103" table:formula="of:=[.B51]*SIN([.C51])" office:value-type="float" office:value="195.99622695977" calcext:value-type="float">
            <text:p>196,00</text:p>
          </table:table-cell>
          <table:table-cell table:style-name="ce103" table:formula="of:=[.E51]/(2*PI()*50)" office:value-type="float" office:value="0.623875366960167" calcext:value-type="float">
            <text:p>0,62</text:p>
          </table:table-cell>
          <table:table-cell table:style-name="ce135" table:formula="of:=[.F51]/((2*PI()*50*[.F51])^2+[.D51]^2)" office:value-type="float" office:value="0.00000972661332120845" calcext:value-type="float">
            <text:p>9,73E-06</text:p>
          </table:table-cell>
          <table:table-cell/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34]/[.E34])*1000" office:value-type="float" office:value="1000" calcext:value-type="float">
            <text:p>1.000,00</text:p>
          </table:table-cell>
          <table:table-cell table:style-name="ce103" table:formula="of:=[.C34]-[.F34]" office:value-type="float" office:value="0" calcext:value-type="float">
            <text:p>0,00</text:p>
          </table:table-cell>
          <table:table-cell table:style-name="ce103" table:formula="of:=[.B52]*COS([.C52])" office:value-type="float" office:value="1000" calcext:value-type="float">
            <text:p>1.000,00</text:p>
          </table:table-cell>
          <table:table-cell table:style-name="ce103" table:formula="of:=[.B52]*SIN([.C52])" office:value-type="float" office:value="0" calcext:value-type="float">
            <text:p>0,00</text:p>
          </table:table-cell>
          <table:table-cell table:style-name="ce103" table:formula="of:=[.E52]/(2*PI()*50)" office:value-type="float" office:value="0" calcext:value-type="float">
            <text:p>0,00</text:p>
          </table:table-cell>
          <table:table-cell table:style-name="ce135" office:value-type="string" calcext:value-type="string">
            <text:p><text:s/>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4.1.a</text:p>
          </table:table-cell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31]*[.E31])/1000" office:value-type="float" office:value="222.72" calcext:value-type="float">
            <text:p>222,72</text:p>
          </table:table-cell>
          <table:table-cell table:style-name="ce103" table:formula="of:=IF([.C83] &gt; 360; [.C83]-360; [.C83])" office:value-type="string" office:string-value="" calcext:value-type="error">
            <text:p>Err:522</text:p>
          </table:table-cell>
          <table:table-cell table:style-name="ce103" table:formula="of:=[.B83]*COS([.C83])" office:value-type="string" office:string-value="" calcext:value-type="error">
            <text:p>Err:522</text:p>
          </table:table-cell>
          <table:table-cell table:style-name="ce103" table:formula="of:=[.B83]*SIN([.C83])" office:value-type="string" office:string-value="" calcext:value-type="error">
            <text:p>Err:522</text:p>
          </table:table-cell>
          <table:table-cell table:style-name="ce103" table:formula="of:=[.E83]/(2*PI()*50)" office:value-type="string" office:string-value="" calcext:value-type="error">
            <text:p>Err:522</text:p>
          </table:table-cell>
          <table:table-cell table:style-name="ce135" table:formula="of:=[.F83]/((2*PI()*50*[.F83])^2+[.D83]^2)" office:value-type="string" office:string-value="" calcext:value-type="error">
            <text:p>Err:522</text:p>
          </table:table-cell>
          <table:table-cell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32]*[.E32])/1000" office:value-type="float" office:value="210.6" calcext:value-type="float">
            <text:p>210,60</text:p>
          </table:table-cell>
          <table:table-cell table:style-name="ce103" table:formula="of:=IF([.C84] &gt; 360; [.C84]-360; [.C84])" office:value-type="string" office:string-value="" calcext:value-type="error">
            <text:p>Err:522</text:p>
          </table:table-cell>
          <table:table-cell table:style-name="ce103" table:formula="of:=[.B84]*COS([.C84])" office:value-type="string" office:string-value="" calcext:value-type="error">
            <text:p>Err:522</text:p>
          </table:table-cell>
          <table:table-cell table:style-name="ce103" table:formula="of:=[.B84]*SIN([.C84])" office:value-type="string" office:string-value="" calcext:value-type="error">
            <text:p>Err:522</text:p>
          </table:table-cell>
          <table:table-cell table:style-name="ce103" table:formula="of:=[.E84]/(2*PI()*50)" office:value-type="string" office:string-value="" calcext:value-type="error">
            <text:p>Err:522</text:p>
          </table:table-cell>
          <table:table-cell table:style-name="ce135" table:formula="of:=[.F84]/((2*PI()*50*[.F84])^2+[.D84]^2)" office:value-type="string" office:string-value="" calcext:value-type="error">
            <text:p>Err:522</text:p>
          </table:table-cell>
          <table:table-cell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33]*[.E33])/1000" office:value-type="float" office:value="214.36" calcext:value-type="float">
            <text:p>214,36</text:p>
          </table:table-cell>
          <table:table-cell table:style-name="ce103" table:formula="of:=[.C33]+[.F33]" office:value-type="float" office:value="170" calcext:value-type="float">
            <text:p>170,00</text:p>
          </table:table-cell>
          <table:table-cell table:style-name="ce103" table:formula="of:=[.B85]*COS([.C85])" office:value-type="float" office:value="201.068555064324" calcext:value-type="float">
            <text:p>201,07</text:p>
          </table:table-cell>
          <table:table-cell table:style-name="ce103" table:formula="of:=[.B85]*SIN([.C85])" office:value-type="float" office:value="74.3077772803434" calcext:value-type="float">
            <text:p>74,31</text:p>
          </table:table-cell>
          <table:table-cell table:style-name="ce103" table:formula="of:=[.E85]/(2*PI()*50)" office:value-type="float" office:value="0.236529001286766" calcext:value-type="float">
            <text:p>0,24</text:p>
          </table:table-cell>
          <table:table-cell table:style-name="ce135" table:formula="of:=[.F85]/((2*PI()*50*[.F85])^2+[.D85]^2)" office:value-type="float" office:value="0.00000514750647158671" calcext:value-type="float">
            <text:p>5,15E-06</text:p>
          </table:table-cell>
          <table:table-cell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34]*[.E34])/1000" office:value-type="float" office:value="0.0000001" calcext:value-type="float">
            <text:p>0,00</text:p>
          </table:table-cell>
          <table:table-cell table:style-name="ce103" table:formula="of:=[.C34]+[.F34]" office:value-type="float" office:value="0" calcext:value-type="float">
            <text:p>0,00</text:p>
          </table:table-cell>
          <table:table-cell table:style-name="ce103" table:formula="of:=[.B86]*COS([.C86])" office:value-type="float" office:value="0.0000001" calcext:value-type="float">
            <text:p>0,00</text:p>
          </table:table-cell>
          <table:table-cell table:style-name="ce103" table:formula="of:=[.B86]*SIN([.C86])" office:value-type="float" office:value="0" calcext:value-type="float">
            <text:p>0,00</text:p>
          </table:table-cell>
          <table:table-cell table:style-name="ce103" table:formula="of:=[.E86]/(2*PI()*50)" office:value-type="float" office:value="0" calcext:value-type="float">
            <text:p>0,00</text:p>
          </table:table-cell>
          <table:table-cell table:style-name="ce135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13:10:43.373315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2T15:25:50.974785871</dc:date>
    <meta:editing-duration>PT6H50M43S</meta:editing-duration>
    <meta:editing-cycles>10</meta:editing-cycles>
    <meta:generator>LibreOffice/7.5.7.1$Linux_X86_64 LibreOffice_project/50$Build-1</meta:generator>
    <meta:document-statistic meta:table-count="1" meta:cell-count="203" meta:object-count="0"/>
  </office:meta>
</office:document-meta>
</file>